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color="#c9211e"/>
    </style:style>
    <style:style style:name="ce3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cod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arrio</text:p>
          </table:table-cell>
          <table:table-cell table:style-name="Default" office:value-type="string" calcext:value-type="string">
            <text:p>barrio_ine</text:p>
          </table:table-cell>
          <table:table-cell table:style-name="Default" office:value-type="string" calcext:value-type="string">
            <text:p>cod_ine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Aguada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Aires Puro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royo Seco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Atahualpa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. De Carrasco</text:p>
          </table:table-cell>
          <table:table-cell office:value-type="string" calcext:value-type="string">
            <text:p>Bañados de Carrasco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arra Santa Lucia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Barrio Su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lla Vista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Belvedere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ivar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Brazo Oriental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Buceo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purro</text:p>
          </table:table-cell>
          <table:table-cell office:value-type="string" calcext:value-type="string">
            <text:p>Capurro, Bella Vist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arrasco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arrasco Norte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sabo</text:p>
          </table:table-cell>
          <table:table-cell office:value-type="string" calcext:value-type="string">
            <text:p>Casabó, Pajas Blanca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asavalle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entr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errito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erro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iudad Vie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no. Carrasco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no. Maldonado</text:p>
          </table:table-cell>
          <table:table-cell office:value-type="string" calcext:value-type="string">
            <text:p>Colón Centro y Noroeste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on</text:p>
          </table:table-cell>
          <table:table-cell office:value-type="string" calcext:value-type="string">
            <text:p>Colón Sureste, Abayubá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don</text:p>
          </table:table-cell>
          <table:table-cell office:value-type="string" calcext:value-type="string">
            <text:p>Cordó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oes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Golf</text:p>
          </table:table-cell>
          <table:table-cell office:value-type="string" calcext:value-type="string">
            <text:p>Flor de Maroña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uzaingo</text:p>
          </table:table-cell>
          <table:table-cell office:value-type="string" calcext:value-type="string">
            <text:p>Ituzaingó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. Hipodromo</text:p>
          </table:table-cell>
          <table:table-cell office:value-type="string" calcext:value-type="string">
            <text:p>Jardines del Hipódromo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Jacinto Vera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La Blanqueada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La Comercial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La Figurita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La Teja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Larrañaga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Las Acacia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zica</text:p>
          </table:table-cell>
          <table:table-cell office:value-type="string" calcext:value-type="string">
            <text:p>Lezica, Melilla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vin</text:p>
          </table:table-cell>
          <table:table-cell office:value-type="string" calcext:value-type="string">
            <text:p>Malvín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vin Norte</text:p>
          </table:table-cell>
          <table:table-cell office:value-type="string" calcext:value-type="string">
            <text:p>Malvín Norte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Manga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oñas</text:p>
          </table:table-cell>
          <table:table-cell office:value-type="string" calcext:value-type="string">
            <text:p>Maroñas, Parque Guaraní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oñas Curva</text:p>
          </table:table-cell>
          <table:table-cell office:value-type="string" calcext:value-type="string">
            <text:p>Maroñas, Parque Guaraní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illa</text:p>
          </table:table-cell>
          <table:table-cell office:value-type="string" calcext:value-type="string">
            <text:p>Lezica, Melilla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evo Centro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Nuevo Paris</text:p>
          </table:table-cell>
          <table:table-cell office:value-type="string" calcext:value-type="string">
            <text:p>Mercado Modelo, Bolíva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jas Blancas</text:p>
          </table:table-cell>
          <table:table-cell office:value-type="string" calcext:value-type="string">
            <text:p>Nuevo París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Palerm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que Batlle</text:p>
          </table:table-cell>
          <table:table-cell office:value-type="string" calcext:value-type="string">
            <text:p>Parque Batlle, Villa Dolore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rque Miramar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arque Rodo</text:p>
          </table:table-cell>
          <table:table-cell office:value-type="string" calcext:value-type="string">
            <text:p>Parque Rodó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so Carrasco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aso De La Arena</text:p>
          </table:table-cell>
          <table:table-cell office:value-type="string" calcext:value-type="string">
            <text:p>Paso de la Arena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so Molino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eñarol</text:p>
          </table:table-cell>
          <table:table-cell office:value-type="string" calcext:value-type="string">
            <text:p>Peñarol, Lavalleja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ez Castellanos</text:p>
          </table:table-cell>
          <table:table-cell office:value-type="string" calcext:value-type="string">
            <text:p>Castro, P. Castellano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Piedras Blanca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Pocito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citos Nuevo</text:p>
          </table:table-cell>
          <table:table-cell office:value-type="string" calcext:value-type="string">
            <text:p>Pocito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do</text:p>
          </table:table-cell>
          <table:table-cell office:value-type="string" calcext:value-type="string">
            <text:p>Prado, Nueva Savona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do Norte</text:p>
          </table:table-cell>
          <table:table-cell office:value-type="string" calcext:value-type="string">
            <text:p>Prado, Nueva Savona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erto Buceo</text:p>
          </table:table-cell>
          <table:table-cell office:value-type="string" calcext:value-type="string">
            <text:p>Buceo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Punta Carreta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Punta Gorda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nta Rieles</text:p>
          </table:table-cell>
          <table:table-cell office:value-type="string" calcext:value-type="string">
            <text:p>Punta Rieles, Bella Italia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Reducto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Sayago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Tres Cruce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ion</text:p>
          </table:table-cell>
          <table:table-cell office:value-type="string" calcext:value-type="string">
            <text:p>Unión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illa Biarritz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Villa Dolores</text:p>
          </table:table-cell>
          <table:table-cell office:value-type="string" calcext:value-type="string">
            <text:p>Parque Batlle, Villa Dolore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Villa Española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lla Muñoz</text:p>
          </table:table-cell>
          <table:table-cell office:value-type="string" calcext:value-type="string">
            <text:p>Villa Muñoz, Retiro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nciliación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 Paloma, Tomkinson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s Cantera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illa García, Manga Rural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es Ombúes, Victori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nga, Toledo Chico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so de las Durana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</table:table>
      <table:table table:name="Hoja2" table:style-name="ta1">
        <table:table-column table:style-name="co3" table:number-columns-repeated="2" table:default-cell-style-name="ce3"/>
        <table:table-row table:style-name="ro2">
          <table:table-cell office:value-type="string" calcext:value-type="string">
            <text:p>Aguada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Aires Puros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Atahualpa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Bañados de Carrasco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Barrio Sur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elvedere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Brazo Oriental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Buceo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apurro, Bella Vista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arrasco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Carrasco Norte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Casabó, Pajas Blancas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Casavalle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astro, P. Castellanos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Centr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errito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Cerro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Ciudad Viej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lón Centro y Noroeste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Colón Sureste, Abayubá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Conciliación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Cordó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Flor de Maroña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Ituzaingó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Jacinto Vera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Jardines del Hipódromo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La Blanqueada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La Comercial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La Figurita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La Paloma, Tomkinson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La Teja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Larrañaga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Las Acacias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Las Canteras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Lezica, Melilla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Malvín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alvín Norte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Manga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Manga, Toledo Chico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Maroñas, Parque Guaraní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Mercado Modelo, Bolívar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Nuevo París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Palermo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arque Batlle, Villa Dolore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arque Rodó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aso de la Arena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Paso de las Duranas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Peñarol, Lavalleja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Piedras Blancas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Pocitos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Prado, Nueva Savona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Punta Carretas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unta Gorda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Punta Rieles, Bella Italia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Reducto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Sayago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Tres Cruces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Tres Ombúes, Victoria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Unión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Villa Española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Villa García, Manga Rural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Villa Muñoz, Retiro</text:p>
          </table:table-cell>
          <table:table-cell office:value-type="float" office:value="48" calcext:value-type="float">
            <text:p>48</text:p>
          </table:table-cell>
        </table:table-row>
      </table:table>
      <table:named-expressions/>
      <table:database-ranges>
        <table:database-range table:name="__Anonymous_Sheet_DB__0" table:target-range-address="cod.A2:cod.A7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Hoja2.A1:Hoja2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$U </number:text>
      <number:number number:decimal-places="0" loext:min-decimal-places="0" number:min-integer-digits="1" number:grouping="true"/>
      <number:text> </number:text>
    </number:number-style>
    <number:number-style style:name="N104">
      <number:text>($U </number:text>
      <number:number number:decimal-places="0" loext:min-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U </number:text>
      <number:number number:decimal-places="0" loext:min-decimal-places="0" number:min-integer-digits="1" number:grouping="true"/>
      <number:text> </number:text>
    </number:number-style>
    <number:number-style style:name="N105">
      <style:text-properties fo:color="#ff0000"/>
      <number:text>($U 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U </number:text>
      <number:number number:decimal-places="2" loext:min-decimal-places="2" number:min-integer-digits="1" number:grouping="true"/>
      <number:text> </number:text>
    </number:number-style>
    <number:number-style style:name="N106">
      <number:text>($U </number:text>
      <number:number number:decimal-places="2" loext:min-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U </number:text>
      <number:number number:decimal-places="2" loext:min-decimal-places="2" number:min-integer-digits="1" number:grouping="true"/>
      <number:text> </number:text>
    </number:number-style>
    <number:number-style style:name="N107">
      <style:text-properties fo:color="#ff0000"/>
      <number:text>($U 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$U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 $U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3P2" style:volatile="true">
      <loext:text> $U </loext:text>
      <loext:fill-character> </loext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$U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 $U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text> $U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number:text>Sí</number:text>
    </number:number-style>
    <number:number-style style:name="N120P1" style:volatile="true">
      <number:text>Sí</number:text>
    </number:number-style>
    <number:number-style style:name="N120">
      <number:text>N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Verdadero</number:text>
    </number:number-style>
    <number:number-style style:name="N121P1" style:volatile="true">
      <number:text>Verdadero</number:text>
    </number:number-style>
    <number:number-style style:name="N121">
      <number:text>Falso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ctivado</number:text>
    </number:number-style>
    <number:number-style style:name="N122P1" style:volatile="true">
      <number:text>Activado</number:text>
    </number:number-style>
    <number:number-style style:name="N122">
      <number:text>Desactivado</number:text>
      <style:map style:condition="value()&gt;0" style:apply-style-name="N122P0"/>
      <style:map style:condition="value()&lt;0" style:apply-style-name="N122P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7-06T20:43:26.825000000</dc:date>
    <meta:editing-duration>PT7M49S</meta:editing-duration>
    <meta:editing-cycles>4</meta:editing-cycles>
    <meta:generator>LibreOffice/6.4.4.2$Windows_X86_64 LibreOffice_project/3d775be2011f3886db32dfd395a6a6d1ca2630ff</meta:generator>
    <meta:document-statistic meta:table-count="2" meta:cell-count="335" meta:object-count="0"/>
  </office:meta>
</office:document-meta>
</file>